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lot">
      <style:table-properties table:display="true" style:writing-mode="lr-tb"/>
    </style:style>
    <style:style style:name="ta2" style:family="table" style:master-page-name="PageStyle_5f_density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o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plot.V38" table:end-x="22.31pt" table:end-y="12.73pt" draw:z-index="0" draw:name="Chart 1" draw:style-name="gr1" draw:text-style-name="P1" svg:width="1494.71pt" svg:height="591.73pt" svg:x="0.74pt" svg:y="3.74pt">
              <draw:object draw:notify-on-update-of-ranges="density.D1:density.D1 density.D2:density.D1003 density.A2:density.A10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9">
          <table:table-cell table:style-name="ce1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sity" table:style-name="ta2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>
            <text:p>bin_min</text:p>
          </table:table-cell>
          <table:table-cell table:style-name="ce2" office:value-type="string" calcext:value-type="string">
            <text:p>bin_max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log</text:p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5353216" calcext:value-type="float">
            <text:p>1065353216</text:p>
          </table:table-cell>
          <table:table-cell table:style-name="ce2" table:formula="of:=LOG([.C2];2)" office:value-type="float" office:value="29.9886846867722" calcext:value-type="float">
            <text:p>29.9886846867722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88608" calcext:value-type="float">
            <text:p>8388608</text:p>
          </table:table-cell>
          <table:table-cell table:style-name="ce2" table:formula="of:=LOG([.C3];2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4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5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6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7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8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9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1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2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3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4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5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6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7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8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9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0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1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2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3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4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5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6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7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8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29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30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31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32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33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3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4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5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6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6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6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6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6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7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2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3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4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5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6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7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8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9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0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1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2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3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4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25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2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3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4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ot" style:display-name="PageStyle_p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ity" style:display-name="PageStyle_dens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0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52.731cm" svg:height="20.876cm" xlink:href=".." xlink:type="simple" chart:class="chart:scatter" chart:style-name="ch1">
        <chart:legend chart:legend-position="end" svg:x="51.526cm" svg:y="10.139cm" style:legend-expansion="high" chart:style-name="ch2"/>
        <chart:plot-area chart:style-name="ch3" table:cell-range-address="density.A2:density.A1003 density.D1:density.D1003" chart:data-source-has-labels="row" svg:x="2.114cm" svg:y="0.417cm" svg:width="48.358cm" svg:height="19.012cm">
          <chartooo:coordinate-region svg:x="2.585cm" svg:y="0.616cm" svg:width="47.515cm" svg:height="18.166cm"/>
          <chart:axis chart:dimension="x" chart:name="primary-x" chart:style-name="ch4">
            <chart:title svg:x="25.581cm" svg:y="19.847cm" chart:style-name="ch5">
              <text:p>intervals</text:p>
            </chart:title>
            <chart:grid chart:style-name="ch6" chart:class="major"/>
          </chart:axis>
          <chart:axis chart:dimension="y" chart:name="primary-y" chart:style-name="ch7">
            <chart:title svg:x="0.451cm" svg:y="11.707cm" chart:style-name="ch8">
              <text:p>number of floats (log2)</text:p>
            </chart:title>
            <chart:grid chart:style-name="ch6" chart:class="major"/>
          </chart:axis>
          <chart:series chart:style-name="ch9" chart:values-cell-range-address="density.D2:density.D1003" chart:label-cell-address="density.D1:density.D1" chart:class="chart:scatter">
            <chart:domain table:cell-range-address="density.A2:density.A1003"/>
            <chart:data-point chart:repeated="10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</text:p>
                <draw:g>
                  <svg:desc>density.D1:dens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nsity.A2:density.A1003</svg:desc>
                </draw:g>
              </table:table-cell>
              <table:table-cell office:value-type="float" office:value="29.9886846867722">
                <text:p>29.9886846867722</text:p>
                <draw:g>
                  <svg:desc>density.D2:density.D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